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3.1634in"/>
    </style:style>
    <style:style style:name="co4" style:family="table-column">
      <style:table-column-properties fo:break-before="auto" style:column-width="2.4689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000000"/>
      <style:text-properties fo:color="#ffffff"/>
    </style:style>
    <style:style style:name="ce5" style:family="table-cell" style:parent-style-name="Default">
      <style:table-cell-properties fo:background-color="#000000" style:shrink-to-fit="true"/>
      <style:text-properties fo:color="#ffffff"/>
    </style:style>
    <style:style style:name="ce6" style:family="table-cell" style:parent-style-name="Default">
      <style:table-cell-properties style:shrink-to-fit="true"/>
    </style:style>
    <style:style style:name="ce7" style:family="table-cell" style:parent-style-name="Default">
      <style:table-cell-properties fo:background-color="#b3b3b3" style:shrink-to-fit="true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b3b3b3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Day 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Quiz Topic</text:p>
          </table:table-cell>
          <table:table-cell table:style-name="ce5" office:value-type="string">
            <text:p>Video Links</text:p>
          </table:table-cell>
          <table:table-cell table:style-name="ce8" office:value-type="string">
            <text:p>Reading</text:p>
          </table:table-cell>
          <table:table-cell table:style-name="ce11"/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05/19/14</text:p>
          </table:table-cell>
          <table:table-cell office:value-type="string">
            <text:p>The geometry of linear equations</text:p>
          </table:table-cell>
          <table:table-cell office:value-type="string">
            <text:p>http://ocw.mit.edu/courses/mathematics/18-06-linear-algebra-spring-2010/video-lectures/lecture-1-the-geometry-of-linear-equations</text:p>
          </table:table-cell>
          <table:table-cell office:value-type="string">
            <text:p>1.1-2.1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05/20/14</text:p>
          </table:table-cell>
          <table:table-cell office:value-type="string">
            <text:p>Elimination with matrices</text:p>
          </table:table-cell>
          <table:table-cell office:value-type="string">
            <text:p>http://ocw.mit.edu/courses/mathematics/18-06-linear-algebra-spring-2010/video-lectures/lecture-2-elimination-with-matrices</text:p>
          </table:table-cell>
          <table:table-cell office:value-type="string">
            <text:p>2.2-2.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05/21/14</text:p>
          </table:table-cell>
          <table:table-cell office:value-type="string">
            <text:p>Multiplication and inverse matrices</text:p>
          </table:table-cell>
          <table:table-cell office:value-type="string">
            <text:p>http://ocw.mit.edu/courses/mathematics/18-06-linear-algebra-spring-2010/video-lectures/lecture-3-multiplication-and-inverse-matrices</text:p>
          </table:table-cell>
          <table:table-cell office:value-type="string">
            <text:p>2.4-2.5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05/22/14</text:p>
          </table:table-cell>
          <table:table-cell office:value-type="string">
            <text:p>Factorization into A = LU</text:p>
          </table:table-cell>
          <table:table-cell office:value-type="string">
            <text:p>http://ocw.mit.edu/courses/mathematics/18-06-linear-algebra-spring-2010/video-lectures/lecture-4-factorization-into-a-lu</text:p>
          </table:table-cell>
          <table:table-cell office:value-type="float" office:value="2.6">
            <text:p>2.6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05/23/14</text:p>
          </table:table-cell>
          <table:table-cell office:value-type="string">
            <text:p>Transposes, <text:s/>permutations, <text:s/>spaces R^n</text:p>
          </table:table-cell>
          <table:table-cell office:value-type="string">
            <text:p>http://ocw.mit.edu/courses/mathematics/18-06-linear-algebra-spring-2010/video-lectures/lecture-5-transposes-permutations-spaces-r-n</text:p>
          </table:table-cell>
          <table:table-cell office:value-type="float" office:value="2.7">
            <text:p>2.7</text:p>
          </table:table-cell>
          <table:table-cell table:number-columns-repeated="1019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4" office:value-type="string">
            <text:p>05/26/14</text:p>
          </table:table-cell>
          <table:table-cell table:style-name="ce1" office:value-type="string">
            <text:p>No class</text:p>
          </table:table-cell>
          <table:table-cell table:style-name="ce5"/>
          <table:table-cell table:style-name="ce8"/>
          <table:table-cell table:style-name="ce1"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05/27/14</text:p>
          </table:table-cell>
          <table:table-cell office:value-type="string">
            <text:p>Column space and nullspace</text:p>
          </table:table-cell>
          <table:table-cell office:value-type="string">
            <text:p>http://ocw.mit.edu/courses/mathematics/18-06-linear-algebra-spring-2010/video-lectures/lecture-6-column-space-and-nullspace</text:p>
          </table:table-cell>
          <table:table-cell office:value-type="string">
            <text:p>3.1-3.2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string">
            <text:p>05/28/14</text:p>
          </table:table-cell>
          <table:table-cell office:value-type="string">
            <text:p>Solving Ax = 0: pivot variables, special solutions</text:p>
          </table:table-cell>
          <table:table-cell office:value-type="string">
            <text:p>http://ocw.mit.edu/courses/mathematics/18-06-linear-algebra-spring-2010/video-lectures/lecture-7-solving-ax-0-pivot-variables-special-solutions</text:p>
          </table:table-cell>
          <table:table-cell office:value-type="string">
            <text:p>3.2-3.4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05/29/14</text:p>
          </table:table-cell>
          <table:table-cell office:value-type="string">
            <text:p>Solving Ax = b: row reduced form R</text:p>
          </table:table-cell>
          <table:table-cell office:value-type="string">
            <text:p>http://ocw.mit.edu/courses/mathematics/18-06-linear-algebra-spring-2010/video-lectures/lecture-8-solving-ax-b-row-reduced-form-r</text:p>
          </table:table-cell>
          <table:table-cell office:value-type="string">
            <text:p>3.3-3.4</text:p>
          </table:table-cell>
          <table:table-cell table:number-columns-repeated="1019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4" office:value-type="string">
            <text:p>05/30/14</text:p>
          </table:table-cell>
          <table:table-cell table:style-name="ce1" office:value-type="string">
            <text:p>Exam I</text:p>
          </table:table-cell>
          <table:table-cell table:style-name="ce5" office:value-type="string">
            <text:p>http://ocw.mit.edu/courses/mathematics/18-06-linear-algebra-spring-2010/video-lectures/lecture-13-quiz-1-review</text:p>
          </table:table-cell>
          <table:table-cell table:style-name="ce8"/>
          <table:table-cell table:style-name="ce1"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string">
            <text:p>06/02/14</text:p>
          </table:table-cell>
          <table:table-cell office:value-type="string">
            <text:p>Independence, basis, and dimension</text:p>
          </table:table-cell>
          <table:table-cell office:value-type="string">
            <text:p>http://ocw.mit.edu/courses/mathematics/18-06-linear-algebra-spring-2010/video-lectures/lecture-9-independence-basis-and-dimension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string">
            <text:p>06/03/14</text:p>
          </table:table-cell>
          <table:table-cell office:value-type="string">
            <text:p>The four fundamental subspaces</text:p>
          </table:table-cell>
          <table:table-cell office:value-type="string">
            <text:p>http://ocw.mit.edu/courses/mathematics/18-06-linear-algebra-spring-2010/video-lectures/lecture-10-the-four-fundamental-subspaces</text:p>
          </table:table-cell>
          <table:table-cell office:value-type="float" office:value="3.6">
            <text:p>3.6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string">
            <text:p>06/04/14</text:p>
          </table:table-cell>
          <table:table-cell office:value-type="string">
            <text:p>Matrix spaces, rank 1, small world graphs</text:p>
          </table:table-cell>
          <table:table-cell office:value-type="string">
            <text:p>http://ocw.mit.edu/courses/mathematics/18-06-linear-algebra-spring-2010/video-lectures/lecture-11-matrix-spaces-rank-1-small-world-graphs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string">
            <text:p>06/05/14</text:p>
          </table:table-cell>
          <table:table-cell office:value-type="string">
            <text:p>Graphs, networks, incidence matrices</text:p>
          </table:table-cell>
          <table:table-cell office:value-type="string">
            <text:p>http://ocw.mit.edu/courses/mathematics/18-06-linear-algebra-spring-2010/video-lectures/lecture-12-graphs-networks-incidence-matrices</text:p>
          </table:table-cell>
          <table:table-cell office:value-type="float" office:value="8.2">
            <text:p>8.2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string">
            <text:p>06/06/14</text:p>
          </table:table-cell>
          <table:table-cell office:value-type="string">
            <text:p>Orthogonal vectors and subspaces</text:p>
          </table:table-cell>
          <table:table-cell office:value-type="string">
            <text:p>http://ocw.mit.edu/courses/mathematics/18-06-linear-algebra-spring-2010/video-lectures/lecture-14-orthogonal-vectors-and-subspaces</text:p>
          </table:table-cell>
          <table:table-cell office:value-type="float" office:value="4.1">
            <text:p>4.1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string">
            <text:p>06/09/14</text:p>
          </table:table-cell>
          <table:table-cell office:value-type="string">
            <text:p>Projections onto subspaces</text:p>
          </table:table-cell>
          <table:table-cell office:value-type="string">
            <text:p>http://ocw.mit.edu/courses/mathematics/18-06-linear-algebra-spring-2010/video-lectures/lecture-15-projections-onto-subspaces</text:p>
          </table:table-cell>
          <table:table-cell office:value-type="float" office:value="4.2">
            <text:p>4.2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string">
            <text:p>06/10/14</text:p>
          </table:table-cell>
          <table:table-cell office:value-type="string">
            <text:p>Projection matrices and least squares</text:p>
          </table:table-cell>
          <table:table-cell office:value-type="string">
            <text:p>http://ocw.mit.edu/courses/mathematics/18-06-linear-algebra-spring-2010/video-lectures/lecture-16-projection-matrices-and-least-squares</text:p>
          </table:table-cell>
          <table:table-cell office:value-type="float" office:value="4.3">
            <text:p>4.3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string">
            <text:p>06/11/14</text:p>
          </table:table-cell>
          <table:table-cell office:value-type="string">
            <text:p>Orthogonal matrices and Gram-Schmidt</text:p>
          </table:table-cell>
          <table:table-cell office:value-type="string">
            <text:p>http://ocw.mit.edu/courses/mathematics/18-06-linear-algebra-spring-2010/video-lectures/lecture-17-orthogonal-matrices-and-gram-schmidt</text:p>
          </table:table-cell>
          <table:table-cell office:value-type="float" office:value="4.4">
            <text:p>4.4</text:p>
          </table:table-cell>
          <table:table-cell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string">
            <text:p>06/12/14</text:p>
          </table:table-cell>
          <table:table-cell office:value-type="string">
            <text:p>Properties of determinants</text:p>
          </table:table-cell>
          <table:table-cell office:value-type="string">
            <text:p>http://ocw.mit.edu/courses/mathematics/18-06-linear-algebra-spring-2010/video-lectures/lecture-18-properties-of-determinants</text:p>
          </table:table-cell>
          <table:table-cell office:value-type="float" office:value="5.1">
            <text:p>5.1</text:p>
          </table:table-cell>
          <table:table-cell table:number-columns-repeated="1019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4" office:value-type="string">
            <text:p>06/13/14</text:p>
          </table:table-cell>
          <table:table-cell table:style-name="ce1" office:value-type="string">
            <text:p>Exam II</text:p>
          </table:table-cell>
          <table:table-cell table:style-name="ce5" office:value-type="string">
            <text:p>http://ocw.mit.edu/courses/mathematics/18-06-linear-algebra-spring-2010/video-lectures/lecture-24b-quiz-2-review</text:p>
          </table:table-cell>
          <table:table-cell table:style-name="ce8"/>
          <table:table-cell table:style-name="ce1" table:number-columns-repeated="1019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string">
            <text:p>06/16/14</text:p>
          </table:table-cell>
          <table:table-cell office:value-type="string">
            <text:p>Determinant formulas and cofactors</text:p>
          </table:table-cell>
          <table:table-cell office:value-type="string">
            <text:p>http://ocw.mit.edu/courses/mathematics/18-06-linear-algebra-spring-2010/video-lectures/lecture-19-determinant-formulas-and-cofactors</text:p>
          </table:table-cell>
          <table:table-cell office:value-type="float" office:value="5.2">
            <text:p>5.2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string">
            <text:p>06/17/14</text:p>
          </table:table-cell>
          <table:table-cell office:value-type="string">
            <text:p>Cramer's rule, <text:s/>inverse matrix, and volume</text:p>
          </table:table-cell>
          <table:table-cell office:value-type="string">
            <text:p>http://ocw.mit.edu/courses/mathematics/18-06-linear-algebra-spring-2010/video-lectures/lecture-20-cramers-rule-inverse-matrix-and-volume</text:p>
          </table:table-cell>
          <table:table-cell office:value-type="float" office:value="5.3">
            <text:p>5.3</text:p>
          </table:table-cell>
          <table:table-cell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string">
            <text:p>06/18/14</text:p>
          </table:table-cell>
          <table:table-cell office:value-type="string">
            <text:p>Eigenvalues and eigenvectors</text:p>
          </table:table-cell>
          <table:table-cell office:value-type="string">
            <text:p>http://ocw.mit.edu/courses/mathematics/18-06-linear-algebra-spring-2010/video-lectures/lecture-21-eigenvalues-and-eigenvectors</text:p>
          </table:table-cell>
          <table:table-cell office:value-type="float" office:value="6.1">
            <text:p>6.1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string">
            <text:p>06/19/14</text:p>
          </table:table-cell>
          <table:table-cell office:value-type="string">
            <text:p>Diagonalization and powers of A</text:p>
          </table:table-cell>
          <table:table-cell office:value-type="string">
            <text:p>http://ocw.mit.edu/courses/mathematics/18-06-linear-algebra-spring-2010/video-lectures/lecture-22-diagonalization-and-powers-of-a</text:p>
          </table:table-cell>
          <table:table-cell office:value-type="float" office:value="6.2">
            <text:p>6.2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string">
            <text:p>06/20/14</text:p>
          </table:table-cell>
          <table:table-cell office:value-type="string">
            <text:p>Differential equations and exp(At)</text:p>
          </table:table-cell>
          <table:table-cell office:value-type="string">
            <text:p>http://ocw.mit.edu/courses/mathematics/18-06-linear-algebra-spring-2010/video-lectures/lecture-23-differential-equations-and-exp-at</text:p>
          </table:table-cell>
          <table:table-cell office:value-type="float" office:value="6.3">
            <text:p>6.3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string">
            <text:p>06/23/14</text:p>
          </table:table-cell>
          <table:table-cell office:value-type="string">
            <text:p>Markov matrices, fourier series</text:p>
          </table:table-cell>
          <table:table-cell office:value-type="string">
            <text:p>http://ocw.mit.edu/courses/mathematics/18-06-linear-algebra-spring-2010/video-lectures/lecture-24-markov-matrices-fourier-series</text:p>
          </table:table-cell>
          <table:table-cell office:value-type="string">
            <text:p>8.3, 8.5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string">
            <text:p>06/24/14</text:p>
          </table:table-cell>
          <table:table-cell office:value-type="string">
            <text:p>Symmetric matrices and positive definiteness</text:p>
          </table:table-cell>
          <table:table-cell office:value-type="string">
            <text:p>http://ocw.mit.edu/courses/mathematics/18-06-linear-algebra-spring-2010/video-lectures/lecture-25-symmetric-matrices-and-positive-definiteness</text:p>
          </table:table-cell>
          <table:table-cell office:value-type="string">
            <text:p>6.4-6.5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string">
            <text:p>06/25/14</text:p>
          </table:table-cell>
          <table:table-cell office:value-type="string">
            <text:p>Complex matrices, fast fourier transform</text:p>
          </table:table-cell>
          <table:table-cell office:value-type="string">
            <text:p>http://ocw.mit.edu/courses/mathematics/18-06-linear-algebra-spring-2010/video-lectures/lecture-26-complex-matrices-fast-fourier-transform</text:p>
          </table:table-cell>
          <table:table-cell office:value-type="string">
            <text:p>8.5, 10.2-10.3</text:p>
          </table:table-cell>
          <table:table-cell table:number-columns-repeated="1019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string">
            <text:p>06/26/14</text:p>
          </table:table-cell>
          <table:table-cell office:value-type="string">
            <text:p>Positive definite matrices and minima</text:p>
          </table:table-cell>
          <table:table-cell office:value-type="string">
            <text:p>http://ocw.mit.edu/courses/mathematics/18-06-linear-algebra-spring-2010/video-lectures/lecture-27-positive-definite-matrices-and-minima</text:p>
          </table:table-cell>
          <table:table-cell office:value-type="string">
            <text:p>6.5, 8.1</text:p>
          </table:table-cell>
          <table:table-cell table:number-columns-repeated="1019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4" office:value-type="string">
            <text:p>06/27/14</text:p>
          </table:table-cell>
          <table:table-cell table:style-name="ce1" office:value-type="string">
            <text:p>Exam III</text:p>
          </table:table-cell>
          <table:table-cell table:style-name="ce5" office:value-type="string">
            <text:p>http://ocw.mit.edu/courses/mathematics/18-06-linear-algebra-spring-2010/video-lectures/lecture-32-quiz-3-review</text:p>
          </table:table-cell>
          <table:table-cell table:style-name="ce8"/>
          <table:table-cell table:style-name="ce1" table:number-columns-repeated="1019"/>
        </table:table-row>
        <table:table-row table:style-name="ro1">
          <table:table-cell table:style-name="ce1"/>
          <table:table-cell table:style-name="ce4"/>
          <table:table-cell table:style-name="ce1" office:value-type="string">
            <text:p>Optional</text:p>
          </table:table-cell>
          <table:table-cell table:style-name="ce5"/>
          <table:table-cell table:style-name="ce8"/>
          <table:table-cell table:style-name="ce1"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Similar matrices and jordan form</text:p>
          </table:table-cell>
          <table:table-cell table:style-name="ce7" office:value-type="string">
            <text:p>http://ocw.mit.edu/courses/mathematics/18-06-linear-algebra-spring-2010/video-lectures/lecture-28-similar-matrices-and-jordan-form</text:p>
          </table:table-cell>
          <table:table-cell table:style-name="ce10" office:value-type="float" office:value="6.6">
            <text:p>6.6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Singular value decomposition</text:p>
          </table:table-cell>
          <table:table-cell table:style-name="ce7" office:value-type="string">
            <text:p>http://ocw.mit.edu/courses/mathematics/18-06-linear-algebra-spring-2010/video-lectures/lecture-29-singular-value-decomposition</text:p>
          </table:table-cell>
          <table:table-cell table:style-name="ce10" office:value-type="float" office:value="6.7">
            <text:p>6.7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Linear transformations and their matrices</text:p>
          </table:table-cell>
          <table:table-cell table:style-name="ce7" office:value-type="string">
            <text:p>http://ocw.mit.edu/courses/mathematics/18-06-linear-algebra-spring-2010/video-lectures/lecture-30-linear-transformations-and-their-matrices</text:p>
          </table:table-cell>
          <table:table-cell table:style-name="ce10" office:value-type="string">
            <text:p>7.1-7.2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Change of basis, image compression</text:p>
          </table:table-cell>
          <table:table-cell table:style-name="ce7" office:value-type="string">
            <text:p>http://ocw.mit.edu/courses/mathematics/18-06-linear-algebra-spring-2010/video-lectures/lecture-31-change-of-basis-image-compression</text:p>
          </table:table-cell>
          <table:table-cell table:style-name="ce10" office:value-type="string">
            <text:p>7.3, 8.1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Left and right inverses, pseudoinverse</text:p>
          </table:table-cell>
          <table:table-cell table:style-name="ce7" office:value-type="string">
            <text:p>http://ocw.mit.edu/courses/mathematics/18-06-linear-algebra-spring-2010/video-lectures/lecture-33-left-and-right-inverses-pseudoinverse</text:p>
          </table:table-cell>
          <table:table-cell table:style-name="ce10" office:value-type="float" office:value="7.3">
            <text:p>7.3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Final Course Review</text:p>
          </table:table-cell>
          <table:table-cell table:style-name="ce7" office:value-type="string">
            <text:p>http://ocw.mit.edu/courses/mathematics/18-06-linear-algebra-spring-2010/video-lectures/lecture-34-final-course-review</text:p>
          </table:table-cell>
          <table:table-cell table:style-name="ce10"/>
          <table:table-cell table:style-name="ce2"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T14:43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14:44:12</dc:date>
    <dc:creator>K2 </dc:creator>
    <meta:generator>LibreOffice/3.6$Linux_X86_64 LibreOffice_project/360m1$Build-2</meta:generator>
    <meta:editing-duration>PT41M56S</meta:editing-duration>
    <meta:editing-cycles>20</meta:editing-cycles>
    <meta:document-statistic meta:table-count="1" meta:cell-count="167" meta:object-count="0"/>
  </office:meta>
</office:document-meta>
</file>